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88fd" officeooo:paragraph-rsid="000c88fd"/>
    </style:style>
    <style:style style:name="P2" style:family="paragraph" style:parent-style-name="Text_20_body">
      <style:text-properties officeooo:rsid="000c88fd" officeooo:paragraph-rsid="000c88fd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ie 1</text:p>
      <text:p text:style-name="P1"/>
      <text:p text:style-name="P2">R1&gt;en</text:p>
      <text:p text:style-name="P3">R1#conf t</text:p>
      <text:p text:style-name="P3">Enter configuration commands, one per line. End with CNTL/Z.</text:p>
      <text:p text:style-name="P3">R1(config)# ipv6 unicast-routing</text:p>
      <text:p text:style-name="P3"/>
      <text:p text:style-name="P2">R1(config)#interface gigabitEthernet 0/0</text:p>
      <text:p text:style-name="P2">R1(config-if)#ipv6 address 2001:DB8:1:1::1/64</text:p>
      <text:p text:style-name="P2">R1(config-if)#ipv6 address FE80::1 link-local</text:p>
      <text:p text:style-name="P2">R1(config-if)#no shutdown</text:p>
      <text:p text:style-name="P2">R1(config-if)#</text:p>
      <text:p text:style-name="P2">R1(config-if)# exit</text:p>
      <text:p text:style-name="P2">R1(config)#interface gigabitEthernet 0/1</text:p>
      <text:p text:style-name="P3">R1(config-if)#ipv6 address 2001:DB8:1:2::1/64</text:p>
      <text:p text:style-name="P3">R1(config-if)#ipv6 address FE80::1 link-local</text:p>
      <text:p text:style-name="P2">R1(config-if)#no shutdown </text:p>
      <text:p text:style-name="P2">R1(config-if)#exit</text:p>
      <text:p text:style-name="P2">R1(config)#interface serial 0/0/0</text:p>
      <text:p text:style-name="P3">R1(config-if)#ipv6 address 2001:DB8:1:A001::2/64</text:p>
      <text:p text:style-name="P3">R1(config-if)#ipv6 address FE80::1 link-local</text:p>
      <text:p text:style-name="P3">R1(config-if)#no shut</text:p>
      <text:p text:style-name="P2">R1(config-if)#ex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09:38:19.664560991</meta:creation-date>
    <dc:date>2019-11-22T10:19:35.642605715</dc:date>
    <meta:editing-duration>PT31M5S</meta:editing-duration>
    <meta:editing-cycles>1</meta:editing-cycles>
    <meta:document-statistic meta:table-count="0" meta:image-count="0" meta:object-count="0" meta:page-count="1" meta:paragraph-count="21" meta:word-count="58" meta:character-count="641" meta:non-whitespace-character-count="603"/>
    <meta:generator>LibreOffice/6.2.6.2$Linux_X86_64 LibreOffice_project/20$Build-2</meta:generator>
  </office:meta>
</office:document-meta>
</file>